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3ab" officeooo:paragraph-rsid="00215e98"/>
    </style:style>
    <style:style style:name="P2" style:family="paragraph" style:parent-style-name="Standard">
      <style:text-properties officeooo:rsid="00232e9c" officeooo:paragraph-rsid="00232e9c"/>
    </style:style>
    <style:style style:name="P3" style:family="paragraph" style:parent-style-name="Standard">
      <style:text-properties officeooo:rsid="002512c9" officeooo:paragraph-rsid="002512c9"/>
    </style:style>
    <style:style style:name="P4" style:family="paragraph" style:parent-style-name="Standard" style:list-style-name="L1">
      <style:text-properties officeooo:rsid="001e43ab" officeooo:paragraph-rsid="00215e98"/>
    </style:style>
    <style:style style:name="P5" style:family="paragraph" style:parent-style-name="Standard" style:list-style-name="L1">
      <style:text-properties officeooo:rsid="002512c9" officeooo:paragraph-rsid="002512c9"/>
    </style:style>
    <style:style style:name="P6" style:family="paragraph" style:parent-style-name="Standard" style:list-style-name="L3">
      <style:text-properties officeooo:rsid="002512c9" officeooo:paragraph-rsid="002512c9"/>
    </style:style>
    <style:style style:name="P7" style:family="paragraph" style:parent-style-name="Standard" style:list-style-name="L4">
      <style:text-properties officeooo:rsid="002512c9" officeooo:paragraph-rsid="002512c9"/>
    </style:style>
    <style:style style:name="P8" style:family="paragraph" style:parent-style-name="Standard" style:list-style-name="L2">
      <style:text-properties officeooo:paragraph-rsid="00215e98"/>
    </style:style>
    <style:style style:name="P9" style:family="paragraph" style:parent-style-name="Standard" style:list-style-name="L2">
      <style:text-properties officeooo:rsid="00232e9c" officeooo:paragraph-rsid="00232e9c"/>
    </style:style>
    <style:style style:name="P10" style:family="paragraph" style:parent-style-name="Standard" style:list-style-name="L3">
      <style:text-properties officeooo:rsid="00232e9c" officeooo:paragraph-rsid="00232e9c"/>
    </style:style>
    <style:style style:name="P11" style:family="paragraph" style:parent-style-name="Standard" style:list-style-name="L4">
      <style:text-properties officeooo:rsid="0026eab2" officeooo:paragraph-rsid="0026eab2"/>
    </style:style>
    <style:style style:name="T1" style:family="text">
      <style:text-properties officeooo:rsid="00215e98"/>
    </style:style>
    <style:style style:name="T2" style:family="text">
      <style:text-properties officeooo:rsid="00232e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9751332" text:style-name="L1">
        <text:list-item>
          <text:p text:style-name="P4">Aliases : the creation of easy to remember nicknames for your pipelines</text:p>
        </text:list-item>
        <text:list-item>
          <text:p text:style-name="P5">all the alises should be added to the the .bash_alises</text:p>
        </text:list-item>
      </text:list>
      <text:list xml:id="list244905623" text:style-name="L2">
        <text:list-item>
          <text:p text:style-name="P8"><text:span text:style-name="T1">To create Aliases you must start by creating <text:s/>the special file called bash aliases, </text:span><text:span text:style-name="T2">the exact name is-&gt; <text:s/></text:span><text:span text:style-name="T1"><text:s/>.bash_aliases.txt and save it in the home folder</text:span></text:p>
        </text:list-item>
        <text:list-item>
          <text:p text:style-name="P9">starting the file with a period -&gt; this makes the file a hidden file time and can not be seen in the home folder</text:p>
        </text:list-item>
        <text:list-item>
          <text:p text:style-name="P9"/>
        </text:list-item>
      </text:list>
      <text:p text:style-name="P1"/>
      <text:p text:style-name="P2">Exp. </text:p>
      <text:list xml:id="list3495274761" text:style-name="L3">
        <text:list-item>
          <text:p text:style-name="P6">After creating the .bash_aliases file type alias getdates=place the code here’</text:p>
        </text:list-item>
        <text:list-item>
          <text:p text:style-name="P6">getdate s-&gt; this is what the longer line of code will corresponds tooo</text:p>
        </text:list-item>
        <text:list-item>
          <text:p text:style-name="P10">date | tee /home/mohamd/fulldate.txt | cut --delimiter=" " --fields=1 | tee /home/mohamd/shortdate.txt | xargs echo hello</text:p>
          <text:list>
            <text:list-item>
              <text:p text:style-name="P10">take the output of the date command and make a fulldate.txt file from it </text:p>
            </text:list-item>
            <text:list-item>
              <text:p text:style-name="P10">Then cut the output of the date commands to a file called shortdate.txt</text:p>
            </text:list-item>
            <text:list-item>
              <text:p text:style-name="P10">Then announce that date using the echo command</text:p>
            </text:list-item>
          </text:list>
        </text:list-item>
        <text:list-item>
          <text:p text:style-name="P6">alias getdates=’<text:span text:style-name="T2">date | tee /home/mohamd/fulldate.txt | cut --delimiter=" " --fields=1 | tee /home/mohamd/shortdate.txt | xargs echo hello’</text:span></text:p>
        </text:list-item>
        <text:list-item>
          <text:p text:style-name="P6">Then save it and close it </text:p>
        </text:list-item>
      </text:list>
      <text:p text:style-name="P3"/>
      <text:p text:style-name="P3">Exp </text:p>
      <text:list xml:id="list1902159814" text:style-name="L4">
        <text:list-item>
          <text:p text:style-name="P7">You can have the alias accepting commands and outputting commands and have your alias in the middle of a pipe or you can call in multiple alises at the same time</text:p>
          <text:p text:style-name="P11">gg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8:41:36.033479785</meta:creation-date>
    <meta:generator>LibreOffice/6.4.7.2$Linux_X86_64 LibreOffice_project/40$Build-2</meta:generator>
    <dc:date>2022-06-16T08:46:49.888313936</dc:date>
    <meta:editing-duration>PT10M34S</meta:editing-duration>
    <meta:editing-cycles>2</meta:editing-cycles>
    <meta:document-statistic meta:table-count="0" meta:image-count="0" meta:object-count="0" meta:page-count="1" meta:paragraph-count="17" meta:word-count="223" meta:character-count="1205" meta:non-whitespace-character-count="1010"/>
  </office:meta>
</office:document-meta>
</file>